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ucida Grande" svg:font-family="Lucida Grande"/>
    <style:font-face style:name="Times" svg:font-family="Times"/>
    <style:font-face style:name="Verdana" svg:font-family="Verdana"/>
  </office:font-face-decls>
  <office:automatic-styles>
    <style:style style:name="P1" style:family="paragraph" style:parent-style-name="Standard">
      <style:paragraph-properties fo:margin-bottom="0.1944in"/>
      <style:text-properties style:font-name="Times" fo:font-size="7.5pt" fo:color="#000000" fo:background-color="#ffffff"/>
    </style:style>
    <style:style style:name="P2" style:family="paragraph" style:parent-style-name="Standard">
      <style:paragraph-properties fo:margin-bottom="0.1944in"/>
      <style:text-properties style:font-name="Times" fo:font-size="7.5pt"/>
    </style:style>
    <style:style style:name="T1" style:family="text">
      <style:text-properties fo:font-size="10.0pt" fo:font-size-asian="10.0pt" fo:font-size-complex="10.0pt" fo:font-weight="bold" fo:font-weight-asian="bold" fo:font-weight-complex="bold"/>
    </style:style>
    <style:style style:name="T2" style:family="text">
      <style:text-properties fo:font-size="10.0pt" fo:font-size-asian="10.0pt" fo:font-size-complex="10.0pt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style:font-name="Verdana" fo:font-size="10.0pt" fo:font-size-asian="10.0pt" fo:font-size-complex="10.0pt"/>
    </style:style>
    <style:style style:name="T5" style:family="text">
      <style:text-properties style:font-name="Lucida Grande"/>
    </style:style>
    <style:style style:name="T6" style:family="text">
      <style:text-properties style:text-underline-style="solid" style:text-underline-color="#0000ff" fo:color="#0000ff"/>
    </style:style>
    <style:style style:name="T7" style:family="text">
      <style:text-properties style:font-name="Lucida Grande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Bergen kommunale bygg</text:span><text:span text:style-name="T2"><text:s/></text:span><text:span text:style-name="T1">(BKB)</text:span><text:span text:style-name="T2"><text:s/></text:span>er først og fremst en tjenesteyter for andre kommunale instanser, men vi er også kontaktpunktet for byens borgere når det gjelder spørsmål i saker hvor kommunen er grunneier.  Vi forestår også salg/utleie av kommunale eiendommer.</text:p>
      <text:p text:style-name="P1">Kommunens eiendomsvirksomhet var tidligere organisert i et kommunalt foretak, <text:span text:style-name="T3">Bergen bygg og eiendom KF</text:span>. Dette ble avviklet 31.12.06, og virksomheten er videreført i <text:span text:style-name="T3">Bergen kommunale bygg</text:span>, som er en resultatenhet innenfor Byrådsavdeling for finans, kultur og næring.<text:span text:style-name="T4"><text:s/></text:span></text:p>
      <text:p text:style-name="P1">Vår ekspedisjon ligger i 6 etg. i Allehelgens gt. 2  (inngang mellom Nordea og Handelsbanken) og har følgende åpningstider:<text:span text:style-name="T5"><text:line-break/><text:line-break/></text:span>07.45 -15.30 (vintertid)<text:span text:style-name="T5"><text:line-break/></text:span>07.45 -15.00 (sommertid)<text:span text:style-name="T4"><text:s/></text:span></text:p>
      <text:p text:style-name="P2"><text:span text:style-name="T3">Telefon</text:span>: 55 56 56 50<text:span text:style-name="T5"><text:line-break/></text:span><text:span text:style-name="T3">Faks</text:span>: 55 56 56 51<text:span text:style-name="T5"><text:line-break/></text:span><text:span text:style-name="T3">E-post</text:span>: <text:a xlink:type="simple" xlink:href="mailto:bkb@bergen.kommune.no"><text:span text:style-name="T6">bkb@bergen.kommune.no</text:span></text:a><text:span text:style-name="T5"><text:line-break/><text:line-break/></text:span>B<text:span text:style-name="T3">esøksadresse:</text:span><text:span text:style-name="T7"><text:line-break/></text:span>Bergen kommunale bygg<text:span text:style-name="T5"><text:line-break/></text:span>Allehelgens gate 2<text:span text:style-name="T5"><text:line-break/></text:span>5016 Bergen<text:span text:style-name="T5"><text:line-break/><text:line-break/></text:span><text:span text:style-name="T3">Postadresse:</text:span><text:span text:style-name="T7"><text:line-break/></text:span>Bergen kommunale bygg<text:span text:style-name="T5"><text:line-break/></text:span>Postboks 7700<text:span text:style-name="T5"><text:line-break/></text:span>5020 Bergen<text:span text:style-name="T5"><text:line-break/><text:line-break/></text:span><text:span text:style-name="T3">Fakturaadresse</text:span>:<text:span text:style-name="T5"><text:line-break/></text:span>Bergen kommune<text:span text:style-name="T5"><text:line-break/></text:span>Lønns- og regnskapssenteret<text:span text:style-name="T5"><text:line-break/></text:span>Bergen kommunale bygg<text:span text:style-name="T5"><text:line-break/></text:span>Serviceboks 7880<text:span text:style-name="T5"><text:line-break/></text:span>5020 Bergen<text:span text:style-name="T5"><text:line-break/><text:line-break/></text:span>(NB: Husk ressursnummer og<text:span text:style-name="T5"><text:line-break/></text:span>navn på bestill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949.54</meta:generator>
    <dc:title>Bergen kommunale bygg (BKB) er først ...</dc:title>
  </office:meta>
</office:document-meta>
</file>